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sftpResolver.setReuseConnection(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getVsftp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Vsftp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setReadTimeout( long read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get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sftpResolver.setAuthentication( String authent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